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sans-serif1" svg:font-family="sans-serif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sans-serif" fo:font-size="11pt" style:font-name-asian="sans-serif1" style:font-size-asian="11pt" style:font-name-complex="sans-serif1" style:font-size-complex="11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sans-serif" fo:font-size="7pt" style:font-name-asian="sans-serif1" style:font-size-asian="7pt" style:font-name-complex="sans-serif1" style:font-size-complex="7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size="8pt" style:font-size-asian="8pt" style:font-size-complex="8pt"/>
    </style:style>
    <style:style style:name="P5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style:font-name="sans-serif" fo:font-size="11pt" style:font-name-asian="sans-serif1" style:font-size-asian="11pt" style:font-name-complex="sans-serif1" style:font-size-complex="11pt"/>
    </style:style>
    <style:style style:name="T2" style:family="text">
      <style:text-properties style:font-name="sans-serif" fo:font-size="11pt" fo:font-weight="normal" style:font-name-asian="sans-serif1" style:font-size-asian="11pt" style:font-weight-asian="normal" style:font-name-complex="sans-serif1" style:font-size-complex="11pt"/>
    </style:style>
    <style:style style:name="T3" style:family="text">
      <style:text-properties style:font-name="sans-serif" fo:font-size="11pt" fo:font-weight="bold" style:font-name-asian="sans-serif1" style:font-size-asian="11pt" style:font-weight-asian="bold" style:font-name-complex="sans-serif1" style:font-size-complex="11pt"/>
    </style:style>
    <style:style style:name="T4" style:family="text">
      <style:text-properties style:font-name="sans-serif" style:font-name-asian="sans-serif1" style:font-name-complex="sans-serif1"/>
    </style:style>
    <style:style style:name="T5" style:family="text">
      <style:text-properties style:font-name="sans-serif" fo:font-size="10pt" style:font-name-asian="sans-serif1" style:font-size-asian="10pt" style:font-name-complex="sans-serif1" style:font-size-complex="10pt"/>
    </style:style>
    <style:style style:name="T6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ÍCIOS DE PREPARAÇÃO PARA PROVA 1 – ESTRUTURA DE DADOS 1</text:p>
      <text:p text:style-name="P1">PROF. IGOR MACHADO COELHO 2018/1 – Ccomp</text:p>
      <text:p text:style-name="P1">DEVE SER ENTREGUE NA P1 (VALE 1PT NA PROVA!)</text:p>
      <text:p text:style-name="P1"/>
      <text:p text:style-name="P1">TODOS CÓDIGOS DEVEM SER IMPLEMENTADOS EM C/C++, COM A RESPECTIVA ANÁLISE DE COMPLEXIDADE (PIOR E MELHOR CASOS)</text:p>
      <text:p text:style-name="P1"/>
      <text:p text:style-name="P1"><text:span text:style-name="T1">1. Um deque geral deve prover as seguintes operações para: inserir no início, inserir no fim, remover no início, remover no fim, obter primeiro elemento, obter último elemento.</text:span></text:p>
      <text:p text:style-name="P2"/>
      <text:p text:style-name="P1"><text:span text:style-name="T1">Defina o estrutura Deque e escreva os procedimentos e funções acima de forma análoga ao realizado com Pilhas e Filas. Considere tanto o uso da <text:s/>alocação sequencial quanto da encadeada.</text:span></text:p>
      <text:p text:style-name="P2"/>
      <text:p text:style-name="P1"><text:span text:style-name="T1">2. Reescreva as operações de Pilha utilizando duas Filas como estrutura de dados auxiliar para guardar os elementos. </text:span></text:p>
      <text:p text:style-name="P2"/>
      <text:p text:style-name="P1"><text:span text:style-name="T1">3. Reescreva as operações de Fila utilizando duas Pilhas como estrutura de dados auxiliar para guardar os elementos. </text:span></text:p>
      <text:p text:style-name="P2"/>
      <text:p text:style-name="P1"><text:span text:style-name="T1">4. Escreva um algoritmo que dada uma pilha P, inverta a ordem dos elementos de P. Seu algoritmo deve usar apenas espaço auxiliar <text:s/>constante e:</text:span></text:p>
      <text:p text:style-name="P1"><text:span text:style-name="T1">a. uma fila</text:span></text:p>
      <text:p text:style-name="P1"><text:span text:style-name="T1">b. duas pilhas</text:span></text:p>
      <text:p text:style-name="P1"><text:span text:style-name="T1">c. uma pilha</text:span></text:p>
      <text:p text:style-name="P2"/>
      <text:p text:style-name="P1"><text:span text:style-name="T1">5. Escreva um algoritmo que dada uma fila F, inverta a ordem dos elementos de F. Seu algoritmo deve usar apenas espaço auxiliar constante e: </text:span></text:p>
      <text:p text:style-name="P1"><text:span text:style-name="T1">a. <text:s/>uma pilha</text:span></text:p>
      <text:p text:style-name="P1"><text:span text:style-name="T1">b. duas filas</text:span></text:p>
      <text:p text:style-name="P3"/>
      <text:p text:style-name="P1"><text:span text:style-name="T1">6. Seja X um arquivo em disco que guarda uma sequência de N naturais. Sabendo-se que o conteúdo de X é muito grande para ser carregado todo em memória, faça um algoritmo que escreva os últimos 1000 naturais de X em tempo θ(N). Assuma que o arquivo deve ser acessado sequencialmente, da seguinte maneira: ele deve ser primeiramente aberto, depois cada os naturais são lidos um a um até que um -1 seja lido (indicando final de arquivo), situação em que o arquivo deve ser fechado. Como acesso a disco é uma operação custosa, deseja-se fazer tal impressão numa única passagem pelos dados do arquivo.</text:span></text:p>
      <text:p text:style-name="P2"/>
      <text:p text:style-name="P1"><text:soft-page-break/><text:span text:style-name="T1">7. Criar uma variação de pilha, chamada de PilhaMin, que, além de fornecer as operações de pilha em tempo constante, define uma operação que retorna o elemento de P com a menor chave em tempo constante</text:span></text:p>
      <text:p text:style-name="P4"/>
      <text:p text:style-name="P1"><text:span text:style-name="T1">8. Escrever um algoritmo que converta uma expressão aritmética parentizada usando as 4 operações para a expressão correspondente em notação polonesa inversa, na qual quando um operador é encontrado, é aplicado imediatamente aos dois operandos que o antecedem. Ex: ((A+B)*(C-D)) é expresso como AB+CD-* em notação polonesa inversa.</text:span></text:p>
      <text:p text:style-name="P2"/>
      <text:p text:style-name="P1"><text:span text:style-name="T1">9. Utilizando uma pilha, escreva um algoritmo que compute uma expressão escrita na em notação polonesa inversa (note que na notação polonesa inversa não são necessários parênteses). </text:span><text:span text:style-name="T2">Ex:</text:span><text:span text:style-name="T3"> </text:span><text:span text:style-name="T4"><text:s/></text:span><text:span text:style-name="T5">5 + (1 + 2) × 4 – 3</text:span><text:span text:style-name="T1"> é representada por 5 1 2 + 4 × + 3 -</text:span></text:p>
      <text:p text:style-name="P2"/>
      <text:p text:style-name="P1"><text:span text:style-name="T1">10. Uma pilha é ordenada se os elementos são removidos em ordem crescente. Dada uma pilha P, escreva um algoritmo que remova e reinsira elementos de P (através das </text:span></text:p>
      <text:p text:style-name="P1"><text:span text:style-name="T1">funções empilha e desempilha) até que P se torne ordenada. Seu algoritmo deverá utilizar espaço auxiliar constante acrescido de outra <text:s/>pilha.</text:span></text:p>
      <text:p text:style-name="P2"/>
      <text:p text:style-name="P1"><text:span text:style-name="T1">11. Escrever um algoritmo que verifique se uma expressão está corretamente parentizada (isto é, sem que um parênteses abra (respectivamente feche) sem fechar (respectivamente sem abrir) entre um par de abre-e-fecha de parênteses). Você deve atender as seguintes especificações:</text:span></text:p>
      <text:p text:style-name="P1"><text:span text:style-name="T1">a. não há limite de tamanho para a entrada (exceto pela memória disponível)</text:span></text:p>
      <text:p text:style-name="P1"><text:span text:style-name="T1">b. existem vários tipos de parênteses. Cada fechamento de parênteses deve corresponder a uma abertura do mesmo tipo. O tipo é especificado pelo nome logo após cada parêntese.</text:span></text:p>
      <text:p text:style-name="P1"><text:span text:style-name="T1">Exemplo de entrada: </text:span></text:p>
      <text:p text:style-name="P1"><text:span text:style-name="T1">(p(p)p(p)p(p(p)p)p)p <text:s/></text:span>⇒ <text:span text:style-name="T1">OK (só um tipo de parênteses, p)</text:span></text:p>
      <text:p text:style-name="P1"><text:span text:style-name="T1">(p1(p2)p1)p2 <text:s/></text:span>⇒ <text:span text:style-name="T1">incorreto (dois tipos de parênteses, p1 e p2)</text:span></text:p>
      <text:p text:style-name="P1"><text:span text:style-name="T1">(p1(p2)p2)p1 <text:s/></text:span>⇒ <text:span text:style-name="T1">OK (dois tipos de parênteses, p1 e p2)</text:span></text:p>
      <text:p text:style-name="P3"/>
      <text:p text:style-name="P2"/>
      <text:p text:style-name="P1"><text:span text:style-name="T1">12. Projete uma estrutura chamada PilhaDividida, que funciona como uma pilha (topo, push, pop), mas internamente é composta por T pilhas de tamanho limitado K. Além das pilhas internas, você pode usar espaço auxiliar constante. Projete as operações de push, pop e topo na PilhaDividida.</text:span></text:p>
      <text:p text:style-name="P2"/>
      <text:p text:style-name="P1"><text:span text:style-name="T1">13. Projete um programa para monitorar entradas e saídas de pacotes em um roteador. O programa deve ler uma sequência de N pares X Y onde X = "E" representando se o roteador deve receber em seu buffer um novo dado cujo valor é Y, ou X="S" representando que ele deve enviar o dado mais antigo no buffer pelo canal Y. Como entrada, haverá o valor de N seguido dos N pares X Y. Como saída, o programa deve imprimir, tão logo um par X Y com X = "S" é lido, o par R S representando que o dado R será enviado pelo canal S. O algoritmo deve ter complexidade de tempo O(N). Exemplo: </text:span></text:p>
      <text:p text:style-name="P2"/>
      <text:p text:style-name="P1"><text:span text:style-name="T3">Entrada:</text:span></text:p>
      <text:p text:style-name="P1"><text:span text:style-name="T1">13</text:span></text:p>
      <text:p text:style-name="P1"><text:span text:style-name="T1">E 10 E 2 S 4 E 3 E 7 S 5 S 6 S 7 E 6 E 1 E 4 E 5 S 1 </text:span></text:p>
      <text:p text:style-name="P2"/>
      <text:p text:style-name="P1"><text:soft-page-break/><text:span text:style-name="T3">Saída:</text:span></text:p>
      <text:p text:style-name="P1"><text:span text:style-name="T1">10 4</text:span></text:p>
      <text:p text:style-name="P1"><text:span text:style-name="T1">2 5 </text:span></text:p>
      <text:p text:style-name="P1"><text:span text:style-name="T1">3 6 </text:span></text:p>
      <text:p text:style-name="P1"><text:span text:style-name="T1">7 7</text:span></text:p>
      <text:p text:style-name="P1"><text:span text:style-name="T1">6 1</text:span></text:p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9" meta:word-count="799" meta:character-count="4534" meta:non-whitespace-character-count="3754"/>
    <meta:generator>LibreOfficeDev/5.1.0.3$Linux_X86_64 LibreOffice_project/</meta:generator>
  </office:meta>
</office:document-meta>
</file>